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66000026CA00000416AEBCB0E6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94.85pt" svg:y="2.83pt">
            <draw:object draw:notify-on-update-of-ranges="Sheet1.B1:Sheet1.B9 Sheet1.C1:Sheet1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281.45pt" svg:height="29.62pt" svg:x="576pt" svg:y="294.38pt">
            <draw:image xlink:href="Pictures/20000066000026CA00000416AEBCB0E6.svm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.14452559" calcext:value-type="float">
            <text:p>86.14452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66.56132727" calcext:value-type="float">
            <text:p>66.56132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.36999201" calcext:value-type="float">
            <text:p>66.36999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67.69242694" calcext:value-type="float">
            <text:p>67.69242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66.00498134" calcext:value-type="float">
            <text:p>66.00498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office:value-type="float" office:value="79.65616325" calcext:value-type="float">
            <text:p>79.65616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6.49675456" calcext:value-type="float">
            <text:p>86.49675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.25</text:p>
          </table:table-cell>
          <table:table-cell office:value-type="float" office:value="95.00878936" calcext:value-type="float">
            <text:p>95.00878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19.2274724" calcext:value-type="float">
            <text:p>119.2274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0:28:37.217107804</meta:creation-date>
    <dc:date>2015-12-22T13:42:47.453261555</dc:date>
    <meta:editing-duration>P2DT2H59M</meta:editing-duration>
    <meta:editing-cycles>1</meta:editing-cycles>
    <meta:document-statistic meta:table-count="1" meta:cell-count="27" meta:object-count="2"/>
    <meta:generator>LibreOffice/4.4.7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B1:Sheet1.C9" svg:x="0.32cm" svg:y="0.18cm" svg:width="10.497cm" svg:height="8.64cm">
          <chartooo:coordinate-region svg:x="0.941cm" svg:y="0.379cm" svg:width="9.5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9" chart:class="chart:scatter">
            <chart:domain table:cell-range-address="Sheet1.B1:Sheet1.B9"/>
            <chart:regression-curve chart:style-name="ch7">
              <chart:equation chart:display-equation="true"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9</svg:desc>
                </draw:g>
              </table:table-cell>
              <table:table-cell office:value-type="float" office:value="86.14452559">
                <text:p>86.14452559</text:p>
                <draw:g>
                  <svg:desc>Sheet1.C1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6.56132727">
                <text:p>66.5613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6.36999201">
                <text:p>66.36999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67.69242694">
                <text:p>67.69242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6.00498134">
                <text:p>66.0049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79.65616325">
                <text:p>79.6561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6.49675456">
                <text:p>86.4967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95.00878936">
                <text:p>95.0087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119.2274724">
                <text:p>119.2274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